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fo:background-color="#ffffff">
        <style:background-image/>
      </style:table-properties>
    </style:style>
    <style:style style:name="Tabla1.A" style:family="table-column">
      <style:table-column-properties style:column-width="3.247cm"/>
    </style:style>
    <style:style style:name="Tabla1.B" style:family="table-column">
      <style:table-column-properties style:column-width="1.796cm"/>
    </style:style>
    <style:style style:name="Tabla1.C" style:family="table-column">
      <style:table-column-properties style:column-width="11.957cm"/>
    </style:style>
    <style:style style:name="Tabla1.A1" style:family="table-cell">
      <style:table-cell-properties style:vertical-align="middle" fo:padding-left="0cm" fo:padding-right="0cm" fo:padding-top="0cm" fo:padding-bottom="0.212cm" fo:border-left="none" fo:border-right="none" fo:border-top="none" fo:border-bottom="1.5pt solid #dddddd"/>
    </style:style>
    <style:style style:name="Tabla1.A2" style:family="table-cell">
      <style:table-cell-properties style:vertical-align="middle" fo:padding-left="0cm" fo:padding-right="0cm" fo:padding-top="0.212cm" fo:padding-bottom="0cm" fo:border-left="none" fo:border-right="none" fo:border-top="0.05pt solid #dddddd" fo:border-bottom="none"/>
    </style:style>
    <style:style style:name="Tabla2" style:family="table">
      <style:table-properties style:width="17cm" table:align="left" fo:background-color="#ffffff">
        <style:background-image/>
      </style:table-properties>
    </style:style>
    <style:style style:name="Tabla2.A" style:family="table-column">
      <style:table-column-properties style:column-width="2.328cm"/>
    </style:style>
    <style:style style:name="Tabla2.B" style:family="table-column">
      <style:table-column-properties style:column-width="3.318cm"/>
    </style:style>
    <style:style style:name="Tabla2.C" style:family="table-column">
      <style:table-column-properties style:column-width="11.354cm"/>
    </style:style>
    <style:style style:name="Tabla2.A1" style:family="table-cell">
      <style:table-cell-properties style:vertical-align="middle" fo:padding-left="0cm" fo:padding-right="0cm" fo:padding-top="0cm" fo:padding-bottom="0.212cm" fo:border-left="none" fo:border-right="none" fo:border-top="none" fo:border-bottom="1.5pt solid #dddddd"/>
    </style:style>
    <style:style style:name="Tabla2.A2" style:family="table-cell">
      <style:table-cell-properties style:vertical-align="middle" fo:padding-left="0cm" fo:padding-right="0cm" fo:padding-top="0.212cm" fo:padding-bottom="0cm" fo:border-left="none" fo:border-right="none" fo:border-top="0.05pt solid #dddddd" fo:border-bottom="none"/>
    </style:style>
    <style:style style:name="Tabla3" style:family="table">
      <style:table-properties style:width="17cm" table:align="left" fo:background-color="#ffffff">
        <style:background-image/>
      </style:table-properties>
    </style:style>
    <style:style style:name="Tabla3.A" style:family="table-column">
      <style:table-column-properties style:column-width="3.216cm"/>
    </style:style>
    <style:style style:name="Tabla3.B" style:family="table-column">
      <style:table-column-properties style:column-width="2.081cm"/>
    </style:style>
    <style:style style:name="Tabla3.C" style:family="table-column">
      <style:table-column-properties style:column-width="11.703cm"/>
    </style:style>
    <style:style style:name="Tabla3.A1" style:family="table-cell">
      <style:table-cell-properties style:vertical-align="middle" fo:padding-left="0cm" fo:padding-right="0cm" fo:padding-top="0cm" fo:padding-bottom="0.212cm" fo:border-left="none" fo:border-right="none" fo:border-top="none" fo:border-bottom="1.5pt solid #dddddd"/>
    </style:style>
    <style:style style:name="Tabla3.A2" style:family="table-cell">
      <style:table-cell-properties style:vertical-align="middle" fo:padding-left="0cm" fo:padding-right="0cm" fo:padding-top="0.212cm" fo:padding-bottom="0cm" fo:border-left="none" fo:border-right="none" fo:border-top="0.05pt solid #dddddd" fo:border-bottom="none"/>
    </style:style>
    <style:style style:name="Tabla4" style:family="table">
      <style:table-properties style:width="17cm" table:align="left" fo:background-color="#ffffff">
        <style:background-image/>
      </style:table-properties>
    </style:style>
    <style:style style:name="Tabla4.A" style:family="table-column">
      <style:table-column-properties style:column-width="1.884cm"/>
    </style:style>
    <style:style style:name="Tabla4.B" style:family="table-column">
      <style:table-column-properties style:column-width="3.653cm"/>
    </style:style>
    <style:style style:name="Tabla4.C" style:family="table-column">
      <style:table-column-properties style:column-width="11.464cm"/>
    </style:style>
    <style:style style:name="Tabla4.A1" style:family="table-cell">
      <style:table-cell-properties style:vertical-align="middle" fo:padding-left="0cm" fo:padding-right="0cm" fo:padding-top="0cm" fo:padding-bottom="0.212cm" fo:border-left="none" fo:border-right="none" fo:border-top="none" fo:border-bottom="1.5pt solid #dddddd"/>
    </style:style>
    <style:style style:name="Tabla4.A2" style:family="table-cell">
      <style:table-cell-properties style:vertical-align="middle" fo:padding-left="0cm" fo:padding-right="0cm" fo:padding-top="0.212cm" fo:padding-bottom="0cm" fo:border-left="none" fo:border-right="none" fo:border-top="0.05pt solid #dddddd" fo:border-bottom="none"/>
    </style:style>
    <style:style style:name="Tabla5" style:family="table">
      <style:table-properties style:width="17cm" table:align="left" fo:background-color="#ffffff">
        <style:background-image/>
      </style:table-properties>
    </style:style>
    <style:style style:name="Tabla5.A" style:family="table-column">
      <style:table-column-properties style:column-width="1.737cm"/>
    </style:style>
    <style:style style:name="Tabla5.B" style:family="table-column">
      <style:table-column-properties style:column-width="2.981cm"/>
    </style:style>
    <style:style style:name="Tabla5.C" style:family="table-column">
      <style:table-column-properties style:column-width="12.282cm"/>
    </style:style>
    <style:style style:name="Tabla5.A1" style:family="table-cell">
      <style:table-cell-properties style:vertical-align="middle" fo:padding-left="0cm" fo:padding-right="0cm" fo:padding-top="0cm" fo:padding-bottom="0.212cm" fo:border-left="none" fo:border-right="none" fo:border-top="none" fo:border-bottom="1.5pt solid #dddddd"/>
    </style:style>
    <style:style style:name="Tabla5.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2"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3" style:family="paragraph" style:parent-style-name="Text_20_body">
      <style:paragraph-properties fo:margin-left="0cm" fo:margin-right="0cm" fo:margin-top="0cm" fo:margin-bottom="0.265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6"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7" style:family="paragraph" style:parent-style-name="Table_20_Contents">
      <style:paragraph-properties fo:margin-left="0cm" fo:margin-right="0cm" fo:line-height="142%" fo:text-indent="0cm" style:auto-text-indent="false"/>
    </style:style>
    <style:style style:name="P8" style:family="paragraph" style:parent-style-name="Table_20_Contents">
      <style:paragraph-properties fo:margin-left="0cm" fo:margin-right="0cm" fo:margin-top="0cm" fo:margin-bottom="0.265cm" style:contextual-spacing="false" fo:line-height="142%" fo:text-indent="0cm" style:auto-text-indent="false"/>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Heading_20_2">
      <style:paragraph-properties fo:margin-left="0cm" fo:margin-right="0cm" fo:margin-top="0cm" fo:margin-bottom="0.265cm" style:contextual-spacing="false" fo:text-indent="0cm" style:auto-text-indent="false"/>
    </style:style>
    <style:style style:name="P12"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13"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14"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15"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16" style:family="paragraph" style:parent-style-name="Table_20_Contents">
      <style:paragraph-properties fo:line-height="142%"/>
    </style:style>
    <style:style style:name="P17" style:family="paragraph" style:parent-style-name="Table_20_Contents">
      <style:paragraph-properties fo:margin-left="0cm" fo:margin-right="0cm" fo:line-height="142%" fo:text-indent="0cm" style:auto-text-indent="false"/>
    </style:style>
    <style:style style:name="P18" style:family="paragraph" style:parent-style-name="Table_20_Contents">
      <style:paragraph-properties fo:margin-left="0cm" fo:margin-right="0cm" fo:margin-top="0cm" fo:margin-bottom="0.265cm" style:contextual-spacing="false" fo:line-height="142%" fo:text-indent="0cm" style:auto-text-indent="false"/>
    </style:style>
    <style:style style:name="P19" style:family="paragraph" style:parent-style-name="Table_20_Contents">
      <style:paragraph-properties fo:margin-top="0cm" fo:margin-bottom="0.499cm" style:contextual-spacing="false" fo:line-height="142%"/>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ext_20_body" style:list-style-name="L1">
      <style:paragraph-properties fo:margin-left="0cm" fo:margin-right="0cm" fo:margin-top="0cm" fo:margin-bottom="0.265cm" style:contextual-spacing="false"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margin-top="0cm" fo:margin-bottom="0.265cm" style:contextual-spacing="false" fo:text-indent="0cm" style:auto-text-indent="false"/>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729fcf" loext:opacity="100%"/>
    </style:style>
    <style:style style:name="T4" style:family="text">
      <style:text-properties fo:color="#ef2929" loext:opacity="100%"/>
    </style:style>
    <style:style style:name="T5" style:family="text">
      <style:text-properties loext:padding-left="0.397cm" loext:padding-right="0cm" loext:padding-top="0.397cm" loext:padding-bottom="0.397cm" loext:border-left="0.06pt solid #ebccd1" loext:border-right="none" loext:border-top="0.06pt solid #ebccd1" loext:border-bottom="0.06pt solid #ebccd1"/>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3: Seguridad del sistema y del usuario</text:p>
      <text:p text:style-name="Text_20_body"/>
      <text:h text:style-name="Heading_20_2" text:outline-level="2">13.1 Introducción</text:h>
      <text:p text:style-name="P3">Las cuentas de usuario están diseñadas para proporcionar seguridad en un sistema operativo Linux. Cada persona en el sistema debe iniciar la sesión utilizando una cuenta de usuario y la cuenta de usuario permite a la persona ya sea acceder a un directorio de archivos específico o niega dicho acceso. Esto se logra mediante los permisos de archivo, un tema del que hablaremos en un capítulo posterior.</text:p>
      <text:p text:style-name="P3">Las cuentas de usuario también pertenecen a los grupos que también pueden utilizarse para proporcionar acceso a los archivos o directorios. Cada usuario pertenece al menos a un grupo (a menudo muchos) para permitir más fácilmente que los usuarios compartan los datos almacenados en los archivos con otros usuarios.</text:p>
      <text:p text:style-name="P3">Los datos de la cuenta de usuario y de grupo se almacenan en archivos de base de datos. Conocer el contenido de estos archivos es importante, ya que te permitirá entender mejor cuáles de lo usuarios tienen acceso a los archivos y directorios en el sistema. Estos archivos de base de datos también contienen información de seguridad vital que puede afectar la capacidad de un usuario a acceder al sistema (login).</text:p>
      <text:p text:style-name="P3">Hay varios comandos que te proporcionarán la capacidad de ver información de la cuenta de grupo y usuario, así como te permiten cambiar de una cuenta de usuario a otra (siempre que tengas la autorización para ello). Estos comandos son valiosos para revisar el uso del sistema, solucionar los problemas de sistema y controlar el acceso no autorizado al sistema.</text:p>
      <text:p text:style-name="Text_20_body"><text:line-break/></text:p>
      <text:h text:style-name="Heading_20_2" text:outline-level="2">13.2 Las Cuentas de Usuario</text:h>
      <text:p text:style-name="P3">Hay varios archivos de texto en el directorio <text:span text:style-name="Source_20_Text"><text:span text:style-name="T1">/etc</text:span></text:span> que contienen los datos de la cuenta de los usuarios y grupos definidos en el sistema. Por ejemplo, si quisieras ver si está definida una cuenta de usuario específica en el sistema, el lugar para comprobar es el archivo <text:span text:style-name="Source_20_Text"><text:span text:style-name="T1">/etc/passwd</text:span></text:span>.</text:p>
      <text:p text:style-name="P3">El archivo <text:span text:style-name="Source_20_Text"><text:span text:style-name="T1">/etc/passwd</text:span></text:span> define parte de la información de la cuenta para las cuentas de usuario. Curiosamente, las contraseñas para las cuentas no se almacenan en el archivo <text:span text:style-name="Source_20_Text"><text:span text:style-name="T1">/etc/passwd</text:span></text:span>, tal como lo indica el nombre del archivo, sino más bien el archivo <text:span text:style-name="Source_20_Text"><text:span text:style-name="T1">/etc/shadow</text:span></text:span>.</text:p>
      <text:h text:style-name="Heading_20_2" text:outline-level="2">13.2.1 El Archivo /etc/passwd</text:h>
      <text:p text:style-name="P3">Cada línea del archivo <text:span text:style-name="Source_20_Text"><text:span text:style-name="T1">/etc/passwd</text:span></text:span> se refiere a una cuenta de usuario. El siguiente gráfico muestra las diez primeras líneas de un archivo <text:span text:style-name="Source_20_Text"><text:span text:style-name="T1">/etc/passwd</text:span></text:span> típico:</text:p>
      <text:p text:style-name="P2"><text:soft-page-break/><text:span text:style-name="Strong_20_Emphasis"><text:span text:style-name="T2">sysadmin@localhost</text:span></text:span><text:span text:style-name="Strong_20_Emphasis">:</text:span><text:span text:style-name="Strong_20_Emphasis"><text:span text:style-name="T3">~</text:span></text:span><text:span text:style-name="Strong_20_Emphasis">$</text:span> head /etc/passwd <text:s text:c="39"/></text:p>
      <text:p text:style-name="P6">root:x:0:0:root:/root:/bin/bash <text:s text:c="46"/></text:p>
      <text:p text:style-name="P6">daemon:x:1:1:daemon:/usr/sbin:/bin/sh <text:s text:c="40"/></text:p>
      <text:p text:style-name="P6">bin:x:2:2:bin:/bin:/bin/sh <text:s text:c="51"/></text:p>
      <text:p text:style-name="P6">sys:x:3:3:sys:/dev:/bin/sh <text:s text:c="51"/></text:p>
      <text:p text:style-name="P6">sync:x:4:65534:sync:/bin:/bin/sync <text:s text:c="43"/></text:p>
      <text:p text:style-name="P6">games:x:5:60:games:/usr/games:/bin/sh <text:s text:c="40"/></text:p>
      <text:p text:style-name="P6">man:x:6:12:man:/var/cache/man:/bin/sh <text:s text:c="40"/></text:p>
      <text:p text:style-name="P6">lp:x:7:7:lp:/var/spool/lpd:/bin/sh <text:s text:c="43"/></text:p>
      <text:p text:style-name="P6">mail:x:8:8:mail:/var/mail:/bin/sh <text:s text:c="44"/></text:p>
      <text:p text:style-name="P6">news:x:9:9:news:/var/spool/news:/bin/sh <text:s text:c="38"/></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3">Cada línea está dividida en campos por dos puntos. Los campos de izquierda a derecha son los siguientes:</text:p>
      <text:p text:style-name="P1">name:password placeholder:user id:primary group id:comment:home directory:shell</text:p>
      <text:p text:style-name="P3">La siguiente tabla describe cada uno de estos campos en detalle, usando la primera línea de la salida en el ejemplo anterior (<text:span text:style-name="Source_20_Text"><text:span text:style-name="T1">root:x:0:0:root:/root:/bin/bash</text:span></text:span>):</text:p>
      <text:p text:style-name="Text_20_body"/>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0">Campo</text:p>
            </table:table-cell>
            <table:table-cell table:style-name="Tabla1.A1" office:value-type="string">
              <text:p text:style-name="P10">Ejemplo</text:p>
            </table:table-cell>
            <table:table-cell table:style-name="Tabla1.A1" office:value-type="string">
              <text:p text:style-name="P10">Descripción</text:p>
            </table:table-cell>
          </table:table-row>
        </table:table-header-rows>
        <table:table-row>
          <table:table-cell table:style-name="Tabla1.A2" office:value-type="string">
            <text:p text:style-name="P7"><text:span text:style-name="Source_20_Text"><text:span text:style-name="T1">name</text:span></text:span></text:p>
          </table:table-cell>
          <table:table-cell table:style-name="Tabla1.A2" office:value-type="string">
            <text:p text:style-name="P7"><text:span text:style-name="Source_20_Text"><text:span text:style-name="T1">root</text:span></text:span></text:p>
          </table:table-cell>
          <table:table-cell table:style-name="Tabla1.A2" office:value-type="string">
            <text:p text:style-name="P8">Es el nombre de la cuenta. Este nombre lo utiliza una persona cuando inicia sesión en el sistema y cuando la propiedad del archivo viene proporcionada por el comando <text:span text:style-name="Source_20_Text"><text:span text:style-name="T1">ls -l</text:span></text:span>. Por lo general, el sistema utiliza el ID de usuario (véase abajo) internamente y se proporciona el nombre de cuenta para que a los usuarios regulares se les haga más fácil referirse a la cuenta.</text:p>
            <text:p text:style-name="P8">Normalmente, la cuenta <text:span text:style-name="Source_20_Text"><text:span text:style-name="T1">root</text:span></text:span> es una cuenta administrativa especial. Sin embargo, es importante tener en cuenta que no todos los sistemas tienen una cuenta <text:span text:style-name="Source_20_Text"><text:span text:style-name="T1">root</text:span></text:span>, y en realidad, el ID de usuario <text:span text:style-name="Source_20_Text"><text:span text:style-name="T1">0</text:span></text:span> (cero) proporciona los privilegios administrativos en el sistema.</text:p>
          </table:table-cell>
        </table:table-row>
        <table:table-row>
          <table:table-cell table:style-name="Tabla1.A2" office:value-type="string">
            <text:p text:style-name="P7"><text:span text:style-name="Source_20_Text"><text:span text:style-name="T1">password placeholder</text:span></text:span></text:p>
          </table:table-cell>
          <table:table-cell table:style-name="Tabla1.A2" office:value-type="string">
            <text:p text:style-name="P7"><text:span text:style-name="Source_20_Text"><text:span text:style-name="T1">x</text:span></text:span></text:p>
          </table:table-cell>
          <table:table-cell table:style-name="Tabla1.A2" office:value-type="string">
            <text:p text:style-name="P8">Antes, la contraseña se guardaba en esta ubicación, ahora se almacena en el archivo <text:span text:style-name="Source_20_Text"><text:span text:style-name="T1">/etc/shadow</text:span></text:span>. La <text:span text:style-name="Source_20_Text"><text:span text:style-name="T1">x</text:span></text:span> en el campo del marcador de posición de la contraseña indica al sistema que la contraseña no se almacena aquí, sino más bien en el archivo <text:span text:style-name="Source_20_Text"><text:span text:style-name="T1">/etc/shadow</text:span></text:span>.</text:p>
          </table:table-cell>
        </table:table-row>
        <table:table-row>
          <table:table-cell table:style-name="Tabla1.A2" office:value-type="string">
            <text:p text:style-name="P7"><text:span text:style-name="Source_20_Text"><text:span text:style-name="T1">user id</text:span></text:span></text:p>
          </table:table-cell>
          <table:table-cell table:style-name="Tabla1.A2" office:value-type="string">
            <text:p text:style-name="P7"><text:span text:style-name="Source_20_Text"><text:span text:style-name="T1">0</text:span></text:span></text:p>
          </table:table-cell>
          <table:table-cell table:style-name="Tabla1.A2" office:value-type="string">
            <text:p text:style-name="P8">Cada cuenta tiene asignado un Id. de usuario (UID «User ID» en inglés). El UID es lo que realmente define la cuenta, ya que el nombre de usuario normalmente no es utilizado directamente por el sistema. Por ejemplo, los archivos son propiedad de los UID, no de los <text:soft-page-break/>nombres de usuario.</text:p>
            <text:p text:style-name="P8">Algunos UID son especiales. Por ejemplo, el UID <text:span text:style-name="Source_20_Text"><text:span text:style-name="T1">0</text:span></text:span> le da a la cuenta de usuario privilegios administrativos.</text:p>
            <text:p text:style-name="P8">Los UID por debajo de 500 (en algunas distribuciones de Linux 1.000) están reservados para las cuentas del sistema. Las cuentas del sistema se tratarán con más detalle más adelante en este capítulo.</text:p>
          </table:table-cell>
        </table:table-row>
        <table:table-row>
          <table:table-cell table:style-name="Tabla1.A2" office:value-type="string">
            <text:p text:style-name="P7"><text:span text:style-name="Source_20_Text"><text:span text:style-name="T1">primary group id</text:span></text:span></text:p>
          </table:table-cell>
          <table:table-cell table:style-name="Tabla1.A2" office:value-type="string">
            <text:p text:style-name="P7"><text:span text:style-name="Source_20_Text"><text:span text:style-name="T1">0</text:span></text:span></text:p>
          </table:table-cell>
          <table:table-cell table:style-name="Tabla1.A2" office:value-type="string">
            <text:p text:style-name="P8">Cada archivo y directorio es propiedad de una cuenta de usuario. Normalmente la persona que crea la cuenta posee el archivo. Además, cada archivo es propiedad de un grupo, normalmente del <text:span text:style-name="Variable">grupo primario</text:span> del usuario.</text:p>
            <text:p text:style-name="P8">A los grupos se les asignan identificadores numéricos al igual que a los usuarios.</text:p>
            <text:p text:style-name="P8">Cuando un usuario crea un archivo, el archivo es propiedad del UID del usuario y también de un id de grupo (GID «Group ID» en inglés), el GID primario del usuario. Este campo define que GID es el GID primario del usuario.</text:p>
            <text:p text:style-name="P8">Además, al proporcionar la propiedad del grupo por defecto en un archivo, este campo también indica que el usuario es un miembro del grupo, lo que significa que el usuario tendrá permisos especiales en cualquier archivo que pertenece a este grupo. Los permisos se cubrirán en detalle en un capítulo posterior.</text:p>
          </table:table-cell>
        </table:table-row>
        <table:table-row>
          <table:table-cell table:style-name="Tabla1.A2" office:value-type="string">
            <text:p text:style-name="P7"><text:span text:style-name="Source_20_Text"><text:span text:style-name="T1">comment</text:span></text:span></text:p>
          </table:table-cell>
          <table:table-cell table:style-name="Tabla1.A2" office:value-type="string">
            <text:p text:style-name="P7"><text:span text:style-name="Source_20_Text"><text:span text:style-name="T1">root</text:span></text:span></text:p>
          </table:table-cell>
          <table:table-cell table:style-name="Tabla1.A2" office:value-type="string">
            <text:p text:style-name="P8">Este campo puede contener cualquier información sobre el usuario, incluyendo su nombre real (completo) y otra información útil.</text:p>
            <text:p text:style-name="P8">Este campo también se llama el campo GECOS (General Electric Comprehensive Operating System). El GECOS es un formato predefinido usado raramente para este campo que define una lista de elementos separada por comas, incluyendo el nombre completo del usuario, ubicación de la oficina, número de teléfono e información adicional.</text:p>
            <text:p text:style-name="P8">El administrador puede modificar la información GECOS con el comando <text:span text:style-name="Source_20_Text"><text:span text:style-name="T1">chfn</text:span></text:span> y los usuarios pueden ver esta información con el <text:soft-page-break/>comando <text:span text:style-name="Source_20_Text"><text:span text:style-name="T1">finger</text:span></text:span>.</text:p>
          </table:table-cell>
        </table:table-row>
        <table:table-row>
          <table:table-cell table:style-name="Tabla1.A2" office:value-type="string">
            <text:p text:style-name="P7"><text:span text:style-name="Source_20_Text"><text:span text:style-name="T1">home directory</text:span></text:span></text:p>
          </table:table-cell>
          <table:table-cell table:style-name="Tabla1.A2" office:value-type="string">
            <text:p text:style-name="P7"><text:span text:style-name="Source_20_Text"><text:span text:style-name="T1">/root</text:span></text:span></text:p>
          </table:table-cell>
          <table:table-cell table:style-name="Tabla1.A2" office:value-type="string">
            <text:p text:style-name="P8">Este campo define la ubicación del directorio home del usuario. Para los usuarios regulares, esto sería normalmente <text:span text:style-name="Source_20_Text"><text:span text:style-name="T1">/home/username</text:span></text:span> donde <text:span text:style-name="Source_20_Text"><text:span text:style-name="T1">username</text:span></text:span> se reemplaza con el nombre de usuario del usuario. Por ejemplo, un nombre de usuario <text:span text:style-name="Source_20_Text"><text:span text:style-name="T1">bob</text:span></text:span> tendría un directorio home <text:span text:style-name="Source_20_Text"><text:span text:style-name="T1">/home/bob</text:span></text:span>.</text:p>
            <text:p text:style-name="P8">El usuario <text:span text:style-name="Source_20_Text"><text:span text:style-name="T1">root</text:span></text:span> tiene normalmente una ubicación diferente para el directorio home: <text:span text:style-name="Source_20_Text"><text:span text:style-name="T1">/root</text:span></text:span>.</text:p>
            <text:p text:style-name="P8">Las cuentas del sistema raramente tienen directorios, ya que normalmente no se utilizan para crear o guardar los archivos.</text:p>
          </table:table-cell>
        </table:table-row>
        <table:table-row>
          <table:table-cell table:style-name="Tabla1.A2" office:value-type="string">
            <text:p text:style-name="P7"><text:span text:style-name="Source_20_Text"><text:span text:style-name="T1">shell</text:span></text:span></text:p>
          </table:table-cell>
          <table:table-cell table:style-name="Tabla1.A2" office:value-type="string">
            <text:p text:style-name="P7"><text:span text:style-name="Source_20_Text"><text:span text:style-name="T1">/bin/bash</text:span></text:span></text:p>
          </table:table-cell>
          <table:table-cell table:style-name="Tabla1.A2" office:value-type="string">
            <text:p text:style-name="P8">Aquí está ubicado el shell del inicio de la sesión del usuario. De forma predeterminada, el usuario se "ubica en" este shell siempre que el usuario inicia la sesión en un entorno de línea de comandos o abre una ventana de terminal. El usuario luego puede pasar a un shell diferente escribiendo el nombre del shell, por ejemplo: <text:span text:style-name="Source_20_Text"><text:span text:style-name="T1">/bin/tcsh</text:span></text:span>.</text:p>
            <text:p text:style-name="P8">El shell bash (<text:span text:style-name="Source_20_Text"><text:span text:style-name="T1">/bin/bash</text:span></text:span>) es el más común para los usuarios de Linux.</text:p>
          </table:table-cell>
        </table:table-row>
      </table:table>
      <text:p text:style-name="P3">Ten en cuenta que mientras que este capítulo describe el contenido de los archivos de grupo y usuario, el siguiente capítulo describirá los comandos y herramientas que se utilizan para modificar la información de la cuenta del usuario y de grupos.</text:p>
      <text:h text:style-name="Heading_20_2" text:outline-level="2">13.2.2 El Archivo /etc/shadow</text:h>
      <text:p text:style-name="Text_20_body"/>
      <text:p text:style-name="P3">Como se mencionó anteriormente, el archivo <text:span text:style-name="Source_20_Text"><text:span text:style-name="T1">/etc/shadow</text:span></text:span> contiene información de la cuenta relacionada con la contraseña del usuario. Un archivo <text:span text:style-name="Source_20_Text"><text:span text:style-name="T1">/etc/shadow</text:span></text:span> típico sería como el siguiente gráfico:</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head /etc/shadow <text:s text:c="42"/></text:p>
      <text:p text:style-name="P6">root:$6$4Yga95H9$8HbxqsMEIBTZ0YomlMffYCV9VE1SQ4T2H3SHXw41M02SQtfAdDVE9mqGp2hr20q</text:p>
      <text:p text:style-name="P6">.ZuncJpLyWkYwQdKlSJyS8.:16464:0:99999:7::: <text:s text:c="35"/></text:p>
      <text:p text:style-name="P6">daemon:*:16463:0:99999:7::: <text:s text:c="50"/></text:p>
      <text:p text:style-name="P6">bin:*:16463:0:99999:7::: <text:s text:c="53"/></text:p>
      <text:p text:style-name="P6">sys:*:16463:0:99999:7::: <text:s text:c="53"/></text:p>
      <text:p text:style-name="P6">sync:*:16463:0:99999:7::: <text:s text:c="52"/></text:p>
      <text:p text:style-name="P6">games:*:16463:0:99999:7::: <text:s text:c="51"/></text:p>
      <text:p text:style-name="P6">man:*:16463:0:99999:7::: <text:s text:c="53"/></text:p>
      <text:p text:style-name="P6"><text:soft-page-break/>lp:*:16463:0:99999:7::: <text:s text:c="54"/></text:p>
      <text:p text:style-name="P6">mail:*:16463:0:99999:7::: <text:s text:c="52"/></text:p>
      <text:p text:style-name="P6">news:*:16463:0:99999:7::: <text:s text:c="52"/></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text:p>
      <text:p text:style-name="P3">Los campos del archivo <text:span text:style-name="Source_20_Text"><text:span text:style-name="T1">/etc/shadow</text:span></text:span> son:</text:p>
      <text:p text:style-name="P1">name:password:last change:min:max:warn:inactive:expire:reserved</text:p>
      <text:p text:style-name="P3">La siguiente tabla describe los campos del archivo <text:span text:style-name="Source_20_Text"><text:span text:style-name="T1">/etc/shadow</text:span></text:span> con más detalle, utilizando la siguiente cuenta la cuál describe a una cuenta de usuario típica:</text:p>
      <text:p text:style-name="P1">sysadmin:$6$lS6WJ9O/fNmEzrIi$kO9NKRBjLJJTlZD.L1Dc2xwcuUYaYwCTS.gt4elijSQW8ZDp6GLYAx.TRNNpUdAgUXUrzDuAPsYs5YHZNAorI1:15020:5:30:7:60:15050:</text:p>
      <text:p text:style-name="Text_20_body"/>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0">Campo</text:p>
            </table:table-cell>
            <table:table-cell table:style-name="Tabla2.A1" office:value-type="string">
              <text:p text:style-name="P10">Ejemplo</text:p>
            </table:table-cell>
            <table:table-cell table:style-name="Tabla2.A1" office:value-type="string">
              <text:p text:style-name="P10">Descripción</text:p>
            </table:table-cell>
          </table:table-row>
        </table:table-header-rows>
        <table:table-row>
          <table:table-cell table:style-name="Tabla2.A2" office:value-type="string">
            <text:p text:style-name="P7"><text:span text:style-name="Source_20_Text"><text:span text:style-name="T1">name</text:span></text:span></text:p>
          </table:table-cell>
          <table:table-cell table:style-name="Tabla2.A2" office:value-type="string">
            <text:p text:style-name="P7"><text:span text:style-name="Source_20_Text"><text:span text:style-name="T1">sysadmin</text:span></text:span></text:p>
          </table:table-cell>
          <table:table-cell table:style-name="Tabla2.A2" office:value-type="string">
            <text:p text:style-name="P7">Este es el nombre de la cuenta, que coincide con el nombre de cuenta en el archivo <text:span text:style-name="Source_20_Text"><text:span text:style-name="T1">/etc/passwd</text:span></text:span>.</text:p>
          </table:table-cell>
        </table:table-row>
        <table:table-row>
          <table:table-cell table:style-name="Tabla2.A2" office:value-type="string">
            <text:p text:style-name="P7"><text:span text:style-name="Source_20_Text"><text:span text:style-name="T1">password</text:span></text:span></text:p>
          </table:table-cell>
          <table:table-cell table:style-name="Tabla2.A2" office:value-type="string">
            <text:p text:style-name="P7"><text:span text:style-name="Source_20_Text"><text:span text:style-name="T1">$6$.........rI1</text:span></text:span></text:p>
          </table:table-cell>
          <table:table-cell table:style-name="Tabla2.A2" office:value-type="string">
            <text:p text:style-name="P8">El campo <text:span text:style-name="Source_20_Text"><text:span text:style-name="T1">passwd</text:span></text:span> contiene la contraseña cifrada de la cuenta. Esta cadena muy larga (que está truncada en el ejemplo a la izquierda de esta celda) es un cifrado unidireccional, lo que significa que no puede "revertirse" para determinar la contraseña original.</text:p>
            <text:p text:style-name="P8">Mientras que los usuarios habituales tienen contraseñas encriptadas en este campo, las cuentas del sistema tendrán un carácter de <text:span text:style-name="Source_20_Text"><text:span text:style-name="T1">*</text:span></text:span> en este campo. Verás más detalles sobre las cuentas de sistema más adelante en este capítulo.</text:p>
          </table:table-cell>
        </table:table-row>
        <table:table-row>
          <table:table-cell table:style-name="Tabla2.A2" office:value-type="string">
            <text:p text:style-name="P7"><text:span text:style-name="Source_20_Text"><text:span text:style-name="T1">last change</text:span></text:span></text:p>
          </table:table-cell>
          <table:table-cell table:style-name="Tabla2.A2" office:value-type="string">
            <text:p text:style-name="P7"><text:span text:style-name="Source_20_Text"><text:span text:style-name="T1">15020</text:span></text:span></text:p>
          </table:table-cell>
          <table:table-cell table:style-name="Tabla2.A2" office:value-type="string">
            <text:p text:style-name="P8">Este campo contiene un número que representa la última vez que la contraseña fue cambiada. El número 15020 es el número de días desde el 01 de enero de 1970 (llamada la Época) y el último día en el que la contraseña de la cuenta fue cambiada.</text:p>
            <text:p text:style-name="P8">Este valor se genera automáticamente cuando se modifica la contraseña del usuario. Este valor es importante ya que se utiliza por característica de <text:span text:style-name="Variable">envejecimiento de la contraseña</text:span> proporcionado por el resto de los campos de este archivo.</text:p>
          </table:table-cell>
        </table:table-row>
        <text:soft-page-break/>
        <table:table-row>
          <table:table-cell table:style-name="Tabla2.A2" office:value-type="string">
            <text:p text:style-name="P7"><text:span text:style-name="Source_20_Text"><text:span text:style-name="T1">min</text:span></text:span></text:p>
          </table:table-cell>
          <table:table-cell table:style-name="Tabla2.A2" office:value-type="string">
            <text:p text:style-name="P7"><text:span text:style-name="Source_20_Text"><text:span text:style-name="T1">5</text:span></text:span></text:p>
          </table:table-cell>
          <table:table-cell table:style-name="Tabla2.A2" office:value-type="string">
            <text:p text:style-name="P8">Este es uno de los campos del <text:span text:style-name="Variable">envejecimiento de la contraseña</text:span>; un valor distinto de cero en este campo indica que después de que un usuario cambiara su contraseña, la contraseña no se puede cambiar otra vez por un número específico de días (5 en este ejemplo). Este campo es importante cuando se utiliza el campo <text:span text:style-name="Source_20_Text"><text:span text:style-name="T1">max</text:span></text:span> (véase abajo).</text:p>
            <text:p text:style-name="P8">Un valor de cero en este campo significa que el usuario siempre puede cambiar su contraseña.</text:p>
          </table:table-cell>
        </table:table-row>
        <table:table-row>
          <table:table-cell table:style-name="Tabla2.A2" office:value-type="string">
            <text:p text:style-name="P7"><text:span text:style-name="Source_20_Text"><text:span text:style-name="T1">max</text:span></text:span></text:p>
          </table:table-cell>
          <table:table-cell table:style-name="Tabla2.A2" office:value-type="string">
            <text:p text:style-name="P7"><text:span text:style-name="Source_20_Text"><text:span text:style-name="T1">5</text:span></text:span></text:p>
          </table:table-cell>
          <table:table-cell table:style-name="Tabla2.A2" office:value-type="string">
            <text:p text:style-name="P8">Este campo se utiliza para obligar a los usuarios a cambiar regularmente sus contraseñas. Un valor de <text:span text:style-name="Source_20_Text"><text:span text:style-name="T1">30</text:span></text:span> en este campo significa que el usuario debe cambiar su contraseña al menos cada 30 días para evitar que su cuenta quede «bloqueada»</text:p>
            <text:p text:style-name="P8">Ten en cuenta que si el campo <text:span text:style-name="Source_20_Text"><text:span text:style-name="T1">min</text:span></text:span> se establece en <text:span text:style-name="Source_20_Text"><text:span text:style-name="T1">0</text:span></text:span>, el usuario puede restablecer inmediatamente su contraseña al valor original, anulando el propósito de obligar al usuario a cambiar su contraseña cada 30 días. Así que, si se establece el campo <text:span text:style-name="Source_20_Text"><text:span text:style-name="T1">max</text:span></text:span>, normalmente se establece también el campo <text:span text:style-name="Source_20_Text"><text:span text:style-name="T1">min</text:span></text:span>.</text:p>
            <text:p text:style-name="P8">Por ejemplo, un <text:span text:style-name="Source_20_Text"><text:span text:style-name="T1">min:max</text:span></text:span> de <text:span text:style-name="Source_20_Text"><text:span text:style-name="T1">5:60</text:span></text:span> se refiere a que el usuario debe cambiar su contraseña cada 60 días y, después de cambiarla, el usuario debe esperar 5 días antes de que pueda cambiar su contraseña otra vez.</text:p>
            <text:p text:style-name="P8">Si el campo <text:span text:style-name="Source_20_Text"><text:span text:style-name="T1">max</text:span></text:span> se establece a <text:span text:style-name="Source_20_Text"><text:span text:style-name="T1">99999</text:span></text:span>, el valor máximo posible, entonces el usuario esencialmente nunca debe cambiar su contraseña (porque 99999 días son aproximadamente 274 años).</text:p>
          </table:table-cell>
        </table:table-row>
        <table:table-row>
          <table:table-cell table:style-name="Tabla2.A2" office:value-type="string">
            <text:p text:style-name="P7"><text:span text:style-name="Source_20_Text"><text:span text:style-name="T1">warn</text:span></text:span></text:p>
          </table:table-cell>
          <table:table-cell table:style-name="Tabla2.A2" office:value-type="string">
            <text:p text:style-name="P7"><text:span text:style-name="Source_20_Text"><text:span text:style-name="T1">7</text:span></text:span></text:p>
          </table:table-cell>
          <table:table-cell table:style-name="Tabla2.A2" office:value-type="string">
            <text:p text:style-name="P8">Si se establece el campo <text:span text:style-name="Source_20_Text"><text:span text:style-name="T1">max</text:span></text:span>, el campo <text:span text:style-name="Source_20_Text"><text:span text:style-name="T1">warn</text:span></text:span> indica que al usuario se le «advertirá» cuando se acerca el plazo máximo <text:span text:style-name="Source_20_Text"><text:span text:style-name="T1">max</text:span></text:span>. Por ejemplo, si se establece <text:span text:style-name="Source_20_Text"><text:span text:style-name="T1">warn</text:span></text:span> a 7, entonces en cualquier momento durante los 7 días anteriores al plazo <text:span text:style-name="Source_20_Text"><text:span text:style-name="T1">max</text:span></text:span> se le advertirá al usuario que cambie su contraseña durante el proceso del inicio de sesión.</text:p>
            <text:p text:style-name="P8">El usuario sólo se advierte en el inicio de sesión, por lo que algunos administradores prefieren establecer el campo de <text:soft-page-break/>advertencia a un valor alto para proporcionar una mayor probabilidad de tener una advertencia emitida.</text:p>
            <text:p text:style-name="P8">Si el plazo máximo max se establece al valor de <text:span text:style-name="Source_20_Text"><text:span text:style-name="T1">99999</text:span></text:span>, entonces el campo <text:span text:style-name="Source_20_Text"><text:span text:style-name="T1">warn</text:span></text:span> es esencialmente inútil</text:p>
          </table:table-cell>
        </table:table-row>
        <table:table-row>
          <table:table-cell table:style-name="Tabla2.A2" office:value-type="string">
            <text:p text:style-name="P7"><text:span text:style-name="Source_20_Text"><text:span text:style-name="T1">inactive</text:span></text:span></text:p>
          </table:table-cell>
          <table:table-cell table:style-name="Tabla2.A2" office:value-type="string">
            <text:p text:style-name="P7"><text:span text:style-name="Source_20_Text"><text:span text:style-name="T1">60</text:span></text:span></text:p>
          </table:table-cell>
          <table:table-cell table:style-name="Tabla2.A2" office:value-type="string">
            <text:p text:style-name="P8">Si el usuario hace caso omiso a las advertencias y se excede el plazo <text:span text:style-name="Source_20_Text"><text:span text:style-name="T1">max</text:span></text:span> para la contraseña, se bloqueará su cuenta. En tal caso, el campo <text:span text:style-name="Source_20_Text"><text:span text:style-name="T1">inactive</text:span></text:span> proporciona al usuario un período de «gracia» en el que puede cambiar su contraseña, pero sólo durante el proceso del inicio de sesión.</text:p>
            <text:p text:style-name="P8">Si el campo <text:span text:style-name="Source_20_Text"><text:span text:style-name="T1">inactive</text:span></text:span> viene establecido a un valor de 60, el usuario tiene 60 días de gracia para cambiar la contraseña a una nueva. Si no lo hace, entonces necesitará que el administrador restablezca la contraseña para el usuario.</text:p>
          </table:table-cell>
        </table:table-row>
        <table:table-row>
          <table:table-cell table:style-name="Tabla2.A2" office:value-type="string">
            <text:p text:style-name="P7"><text:span text:style-name="Source_20_Text"><text:span text:style-name="T1">expire</text:span></text:span></text:p>
          </table:table-cell>
          <table:table-cell table:style-name="Tabla2.A2" office:value-type="string">
            <text:p text:style-name="P7"><text:span text:style-name="Source_20_Text"><text:span text:style-name="T1">15050</text:span></text:span></text:p>
          </table:table-cell>
          <table:table-cell table:style-name="Tabla2.A2" office:value-type="string">
            <text:p text:style-name="P8">Este campo representa el número de días a partir del 01 de enero del 1970 y el día en el que la cuenta «vencerá». Una cuenta vencida se bloqueará, no se borra, lo que significa que el administrador puede restablecer la contraseña para desbloquear la cuenta.</text:p>
            <text:p text:style-name="P8">Las cuentas con fechas de vencimiento normalmente se ofrecen a los empleados temporales o contratistas. La cuenta caducará automáticamente después del último día laboral del usuario.</text:p>
            <text:p text:style-name="P8">Cuando un administrador establece este campo, se utiliza una herramienta para convertir una fecha real en una fecha de «Época». En Internet hay varios convertidores disponibles.</text:p>
          </table:table-cell>
        </table:table-row>
        <table:table-row>
          <table:table-cell table:style-name="Tabla2.A2" office:value-type="string">
            <text:p text:style-name="P7"><text:span text:style-name="Source_20_Text"><text:span text:style-name="T1">reserved</text:span></text:span></text:p>
          </table:table-cell>
          <table:table-cell table:style-name="Tabla2.A2" office:value-type="string">
            <text:p text:style-name="P9"/>
          </table:table-cell>
          <table:table-cell table:style-name="Tabla2.A2" office:value-type="string">
            <text:p text:style-name="P8">Actualmente este campo no se utiliza y está reservado para su uso futuro.</text:p>
          </table:table-cell>
        </table:table-row>
      </table:table>
      <text:p text:style-name="P3">Los usuarios regulares no pueden ver el contenido del archivo <text:span text:style-name="Source_20_Text"><text:span text:style-name="T1">/etc/shadow</text:span></text:span> por razones de seguridad. Para ver el contenido de este archivo, debes iniciar la sesión como administrador (la cuenta <text:span text:style-name="Source_20_Text"><text:span text:style-name="T1">root</text:span></text:span>).</text:p>
      <text:h text:style-name="Heading_20_2" text:outline-level="2"><text:soft-page-break/>13.2.3 Visualizar la Información de la Cuenta</text:h>
      <text:p text:style-name="P3">Una buena manera de visualizar la información de la cuenta del archivo <text:span text:style-name="Source_20_Text"><text:span text:style-name="T1">/etc/passwd</text:span></text:span> es usar el comando <text:span text:style-name="Source_20_Text"><text:span text:style-name="T1">grep</text:span></text:span> para dar salida solamente a la línea que contiene la cuenta que te interesa ver. Por ejemplo, para ver la información de la cuenta del nombre de usuario llamado <text:span text:style-name="Source_20_Text"><text:span text:style-name="T1">sysadmin</text:span></text:span>, utiliza el comando <text:span text:style-name="Source_20_Text"><text:span text:style-name="T1">grep sysadmin /etc/passwd</text:span></text:span>:</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grep sysadmin /etc/passwd <text:s text:c="30"/></text:p>
      <text:p text:style-name="P2"><text:span text:style-name="Strong_20_Emphasis"><text:span text:style-name="T4">sysadmin</text:span></text:span>:x:1001:1001:System Administrator,,,,:/home/<text:span text:style-name="Strong_20_Emphasis"><text:span text:style-name="T4">sysadmin</text:span></text:span>:/bin/bash <text:s text:c="7"/></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3">Otra técnica para recuperar la información del usuario que se encuentra normalmente en los archivos <text:span text:style-name="Source_20_Text"><text:span text:style-name="T1">/etc/passwd</text:span></text:span> y <text:span text:style-name="Source_20_Text"><text:span text:style-name="T1">/etc/shadow</text:span></text:span> es utilizar el comando <text:span text:style-name="Source_20_Text"><text:span text:style-name="T1">getent</text:span></text:span>. Una ventaja de usar el comando <text:span text:style-name="Source_20_Text"><text:span text:style-name="T1">getent</text:span></text:span> es que puede recuperar la información de la cuenta definida localmente (/etc/passwd y /etc/shadow) o en un servidor de directorio en la red.</text:p>
      <text:p text:style-name="P3">La sintaxis general de un comando <text:span text:style-name="Source_20_Text"><text:span text:style-name="T1">getent</text:span></text:span> es: <text:span text:style-name="Source_20_Text"><text:span text:style-name="T1">getent </text:span></text:span><text:span text:style-name="Source_20_Text"><text:span text:style-name="Variable"><text:span text:style-name="T1">database record</text:span></text:span></text:span> «o getent <text:span text:style-name="Variable">registro de base de datos</text:span>» . Por ejemplo, el comando <text:span text:style-name="Source_20_Text"><text:span text:style-name="T1">getent passwd sysadmin</text:span></text:span> recuperaría la información <text:span text:style-name="Source_20_Text"><text:span text:style-name="T1">passwd</text:span></text:span> de la cuenta para el usuario <text:span text:style-name="Source_20_Text"><text:span text:style-name="T1">sysadmin</text:span></text:span>:</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getent passwd sysadmin <text:s text:c="33"/></text:p>
      <text:p text:style-name="P6">sysadmin:x:1001:1001:System Administrator,,,,:/home/sysadmin:/bin/bash <text:s text:c="7"/></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h text:style-name="Heading_20_2" text:outline-level="2">13.2.4 Visualización de la Información del Inicio de sesión</text:h>
      <text:p text:style-name="P3">Si inicias sesión con diferentes cuentas, puede ser confuso saber cómo quién estás conectado. Para verificar tu identidad (ver qué cuenta estás usando actualmente) puedes ejecutar el comando <text:span text:style-name="Source_20_Text"><text:span text:style-name="T1">id</text:span></text:span>.</text:p>
      <text:p text:style-name="P3">El comando <text:span text:style-name="Source_20_Text"><text:span text:style-name="T1">id</text:span></text:span> informará la identidad actual, tanto por nombre del usuario como por el identificador de usuario. Además de proporcionar la información de la cuenta de usuario, también se muestra la pertenencia a un grupo. Sin argumentos, el comando <text:span text:style-name="Source_20_Text"><text:span text:style-name="T1">id</text:span></text:span> mostrará tu identidad. Cuando un nombre de usuario viene como argumento, tal como <text:span text:style-name="Source_20_Text"><text:span text:style-name="T1">id root</text:span></text:span>, el comando muestra otra información de cuenta:</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id <text:s text:c="53"/></text:p>
      <text:p text:style-name="P6">uid=1001(sysadmin) gid=1001(sysadmin) groups=1001(sysadmin),4(adm),27(sudo) context=unconfined_u:unconfined_r:unconfined t:s0-s0:c0.c1023 </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text:s text:c="56"/></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id <text:s/>root <text:s text:c="47"/></text:p>
      <text:p text:style-name="P6">uid=0(root) gid=0(root) groups=0(root) <text:s text:c="39"/></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4"><text:span text:style-name="T5">La salida incluye un contexto Linux mejorado de seguridad (SELinux), la parte </text:span><text:span text:style-name="Source_20_Text"><text:span text:style-name="T1">context=</text:span></text:span><text:span text:style-name="T5"> de la salida, un tema que está fuera del alcance de este curso.</text:span></text:p>
      <text:p text:style-name="Text_20_body"/>
      <text:h text:style-name="Heading_20_2" text:outline-level="2"><text:soft-page-break/>13.2.5 Las Cuentas de Sistema</text:h>
      <text:p text:style-name="P3">Los usuarios iniciarán sesión en el sistema utilizando cuentas de usuario regulares. Normalmente, estas cuentas tienen valores UID superiores a 500 (en algunos sistemas 1000).</text:p>
      <text:p text:style-name="P3">El usuario <text:span text:style-name="Source_20_Text"><text:span text:style-name="T1">root</text:span></text:span> tiene acceso especial al sistema. Como se mencionó anteriormente, este acceso especial en realidad se proporciona a la cuenta con el UID de 0.</text:p>
      <text:p text:style-name="P3">Hay cuentas adicionales que no están diseñadas para que los usuarios inicien sesión. Estas cuentas, normalmente de UID 1 al UID 499 se llaman cuentas del sistema y están diseñadas para proporcionar cuentas para los servicios que se ejecutan en el sistema.</text:p>
      <text:p text:style-name="P3">Las cuentas del sistema tienen algunos campos en los archivos <text:span text:style-name="Source_20_Text"><text:span text:style-name="T1">/etc/passwd</text:span></text:span> y <text:span text:style-name="Source_20_Text"><text:span text:style-name="T1">/etc/shadow</text:span></text:span> que son diferentes a otras cuentas. Por ejemplo, en el archivo <text:span text:style-name="Source_20_Text"><text:span text:style-name="T1">/etc/passwd</text:span></text:span>, las cuentas de sistema tendrán un programa de no iniciar sesión en el campo del «login shell»:</text:p>
      <text:p text:style-name="P1">bin:x:1:1:bin:/bin:/sbin:/sbin/nologin</text:p>
      <text:p text:style-name="P3">En el archivo <text:span text:style-name="Source_20_Text"><text:span text:style-name="T1">/etc/shadow</text:span></text:span>, las cuentas del sistema tendrán típicamente el carácter <text:span text:style-name="Source_20_Text"><text:span text:style-name="T1">*</text:span></text:span> en lugar del campo de contraseña:</text:p>
      <text:p text:style-name="P1">bin:*:15513:0:99999:7:::</text:p>
      <text:p text:style-name="P3">Hay algunas cosas importantes que debes recordar sobre las cuentas de sistema:</text:p>
      <text:list text:style-name="L1">
        <text:list-item>
          <text:p text:style-name="P21">La mayoría son necesarias para que el sistema funcione correctamente.</text:p>
        </text:list-item>
        <text:list-item>
          <text:p text:style-name="P21">No debes eliminar una cuenta del sistema a menos que estés absolutamente seguro de que eliminando la cuenta no causará problemas.</text:p>
        </text:list-item>
        <text:list-item>
          <text:p text:style-name="P21">Según vayas teniendo más experiencia, debes aprender lo que hace cada cuenta del sistema. Los administradores del sistema tienen la tarea de garantizar la seguridad en el sistema esto incluye correctamente asegurar las cuentas del sistema.</text:p>
        </text:list-item>
      </text:list>
      <text:p text:style-name="Text_20_body"/>
      <text:h text:style-name="Heading_20_2" text:outline-level="2">13.3 Cuentas de Grupo</text:h>
      <text:p text:style-name="P3">Tu nivel de acceso a un sistema no está determinado únicamente por tu cuenta de usuario. Cada usuario puede ser miembro de uno o más grupos, lo que también puede afectar tu nivel de acceso al sistema.</text:p>
      <text:p text:style-name="P3">Tradicionalmente, los sistemas UNIX limitaban a los usuarios para que pertenecieran a no más de un total de dieciséis grupos, pero los últimos núcleos de Linux soportan usuarios con más de sesenta y cinco mil membresías .</text:p>
      <text:p text:style-name="P3">Como ya hemos visto, el archivo <text:span text:style-name="Source_20_Text"><text:span text:style-name="T1">/etc/passwd</text:span></text:span> define la pertenencia al grupo primario de un usuario. La pertenencia a un grupo suplementario (o pertenencia a un grupo secundario), así como los propios grupos, se definen en el archivo <text:span text:style-name="Source_20_Text"><text:span text:style-name="T1">/etc/group</text:span></text:span>.</text:p>
      <text:p text:style-name="P3"><text:soft-page-break/>Para ver la información sobre un grupo específico, puede utilizarse el comando <text:span text:style-name="Source_20_Text"><text:span text:style-name="T1">grep</text:span></text:span> o <text:span text:style-name="Source_20_Text"><text:span text:style-name="T1">getent</text:span></text:span>. Por ejemplo, los siguientes comandos mostrarán la información de cuenta de grupo <text:span text:style-name="Source_20_Text"><text:span text:style-name="T1">mail</text:span></text:span>:</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grep mail /etc/group</text:p>
      <text:p text:style-name="P6">mail:x:12:mail,postfix</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getent group mail</text:p>
      <text:p text:style-name="P5">mail:x:12:mail,postfix</text:p>
      <text:h text:style-name="Heading_20_2" text:outline-level="2">13.3.1 El Archivo /etc/group</text:h>
      <text:p text:style-name="P3">El archivo <text:span text:style-name="Source_20_Text"><text:span text:style-name="T1">/etc/group</text:span></text:span> es un archivo delimitado por dos puntos con los siguientes campos:</text:p>
      <text:p text:style-name="P1">group_name:password_placeholder:GID:user_list</text:p>
      <text:p text:style-name="P3">La siguiente tabla describe los campos del archivo <text:span text:style-name="Source_20_Text"><text:span text:style-name="T1">/etc/group</text:span></text:span> con más detalle, utilizando una línea que describe a una cuenta de grupo típica:</text:p>
      <text:p text:style-name="P1">mail:x:12:mail,postfix</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10">Campo</text:p>
            </table:table-cell>
            <table:table-cell table:style-name="Tabla3.A1" office:value-type="string">
              <text:p text:style-name="P10">Ejemplo</text:p>
            </table:table-cell>
            <table:table-cell table:style-name="Tabla3.A1" office:value-type="string">
              <text:p text:style-name="P10">Descripción</text:p>
            </table:table-cell>
          </table:table-row>
        </table:table-header-rows>
        <table:table-row>
          <table:table-cell table:style-name="Tabla3.A2" office:value-type="string">
            <text:p text:style-name="P7"><text:span text:style-name="Source_20_Text"><text:span text:style-name="T1">group_name</text:span></text:span></text:p>
          </table:table-cell>
          <table:table-cell table:style-name="Tabla3.A2" office:value-type="string">
            <text:p text:style-name="P7"><text:span text:style-name="Source_20_Text"><text:span text:style-name="T1">mail</text:span></text:span></text:p>
          </table:table-cell>
          <table:table-cell table:style-name="Tabla3.A2" office:value-type="string">
            <text:p text:style-name="P7">Este campo contiene el nombre del grupo. Igual que en el caso de los nombres de usuario, para las personas es más fácil recordar los nombres de grupo. El sistema utiliza típicamente IDs de grupos (GID) en lugar de nombres de grupo.</text:p>
          </table:table-cell>
        </table:table-row>
        <table:table-row>
          <table:table-cell table:style-name="Tabla3.A2" office:value-type="string">
            <text:p text:style-name="P7"><text:span text:style-name="Source_20_Text"><text:span text:style-name="T1">password_placeholder</text:span></text:span></text:p>
          </table:table-cell>
          <table:table-cell table:style-name="Tabla3.A2" office:value-type="string">
            <text:p text:style-name="P7"><text:span text:style-name="Source_20_Text"><text:span text:style-name="T1">x</text:span></text:span></text:p>
          </table:table-cell>
          <table:table-cell table:style-name="Tabla3.A2" office:value-type="string">
            <text:p text:style-name="P7">Aunque hay contraseñas para grupos, raramente se utilizan en Linux. Si el administrador creará una contraseña de grupo, se almacenaría en un archivo diferente (<text:span text:style-name="Source_20_Text"><text:span text:style-name="T1">/etc/gshadow</text:span></text:span>) ya que la contraseña de grupo ya no se almacena en el archivo <text:span text:style-name="Source_20_Text"><text:span text:style-name="T1">/etc/group</text:span></text:span>. La <text:span text:style-name="Source_20_Text"><text:span text:style-name="T1">x</text:span></text:span> en este campo se utiliza para indicar que la contraseña no se almacena en este archivo. Las contraseñas de grupo están más allá del alcance de este curso.</text:p>
          </table:table-cell>
        </table:table-row>
        <table:table-row>
          <table:table-cell table:style-name="Tabla3.A2" office:value-type="string">
            <text:p text:style-name="P7"><text:span text:style-name="Source_20_Text"><text:span text:style-name="T1">GID</text:span></text:span></text:p>
          </table:table-cell>
          <table:table-cell table:style-name="Tabla3.A2" office:value-type="string">
            <text:p text:style-name="P7"><text:span text:style-name="Source_20_Text"><text:span text:style-name="T1">12</text:span></text:span></text:p>
          </table:table-cell>
          <table:table-cell table:style-name="Tabla3.A2" office:value-type="string">
            <text:p text:style-name="P7">Cada grupo está asociado con un ID de grupo único (GID) que se coloca en este campo.</text:p>
          </table:table-cell>
        </table:table-row>
        <table:table-row>
          <table:table-cell table:style-name="Tabla3.A2" office:value-type="string">
            <text:p text:style-name="P7"><text:span text:style-name="Source_20_Text"><text:span text:style-name="T1">user_list</text:span></text:span></text:p>
          </table:table-cell>
          <table:table-cell table:style-name="Tabla3.A2" office:value-type="string">
            <text:p text:style-name="P7"><text:span text:style-name="Source_20_Text"><text:span text:style-name="T1">mail,postfix</text:span></text:span></text:p>
          </table:table-cell>
          <table:table-cell table:style-name="Tabla3.A2" office:value-type="string">
            <text:p text:style-name="P8">Este último campo se utiliza para indicar quién es un miembro del grupo. Mientras que la pertenencia a un grupo primario se define en el archivo <text:span text:style-name="Source_20_Text"><text:span text:style-name="T1">/etc/passwd</text:span></text:span>, los usuarios que se asignan a los grupos adicionales tendrían su nombre de usuario en este campo del archivo <text:span text:style-name="Source_20_Text"><text:span text:style-name="T1">/etc/group</text:span></text:span>.</text:p>
            <text:p text:style-name="P8">En este caso, los usuarios <text:span text:style-name="Source_20_Text"><text:span text:style-name="T1">mail</text:span></text:span> y <text:span text:style-name="Source_20_Text"><text:span text:style-name="T1">postfix</text:span></text:span> son miembros <text:soft-page-break/>secundarios del grupo <text:span text:style-name="Source_20_Text"><text:span text:style-name="T1">mail</text:span></text:span>.</text:p>
            <text:p text:style-name="P8">Es muy común para un nombre de usuario aparecer también como un nombre del grupo. También es común que un usuario pertenezca a un grupo con el mismo nombre.</text:p>
          </table:table-cell>
        </table:table-row>
      </table:table>
      <text:h text:style-name="Heading_20_2" text:outline-level="2">13.3.3 Cambiando la Propiedad de Grupo de un Archivo Existente</text:h>
      <text:p text:style-name="P3">Para cambiar al grupo propietario de un archivo existente se puede utilizar el comando <text:span text:style-name="Source_20_Text"><text:span text:style-name="T1">chgrp </text:span></text:span><text:span text:style-name="Source_20_Text"><text:span text:style-name="Variable"><text:span text:style-name="T1">group_name</text:span></text:span></text:span><text:span text:style-name="Source_20_Text"><text:span text:style-name="T1"> </text:span></text:span><text:span text:style-name="Source_20_Text"><text:span text:style-name="Variable"><text:span text:style-name="T1">file</text:span></text:span></text:span> «o <text:span text:style-name="Source_20_Text"><text:span text:style-name="T1">chgrp </text:span></text:span><text:span text:style-name="Source_20_Text"><text:span text:style-name="Variable"><text:span text:style-name="T1">nombre_de_grupo</text:span></text:span></text:span><text:span text:style-name="Source_20_Text"><text:span text:style-name="T1"> </text:span></text:span><text:span text:style-name="Source_20_Text"><text:span text:style-name="Variable"><text:span text:style-name="T1">archivo</text:span></text:span></text:span>». Los usuarios sólo pueden cambiar la propiedad de los archivos que poseen. El nuevo grupo propietario del archivo también debe ser un grupo al que pertenece el usuario:</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touch sample <text:s text:c="43"/></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ls -l sample <text:s text:c="43"/></text:p>
      <text:p text:style-name="P6">-rw-rw-r-- 1 sysadmin sysadmin 0 Dec 10 00:44 sample <text:s text:c="25"/></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chgrp games sample <text:s text:c="37"/></text:p>
      <text:p text:style-name="P6">-rw-rw-r--. 1 sysadmin games 0 Oct 23 22:12 sample</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3">Para cambiar el grupo propietario de todos los archivos en una estructura de directorios, utiliza la opción <text:span text:style-name="Source_20_Text"><text:span text:style-name="T1">-R</text:span></text:span> para el comando <text:span text:style-name="Source_20_Text"><text:span text:style-name="T1">chgrp</text:span></text:span>. Por ejemplo, el comando <text:span text:style-name="Source_20_Text"><text:span text:style-name="T1">chgrp -R games test_dir</text:span></text:span> cambiaría la propiedad del grupo en el directorio <text:span text:style-name="Source_20_Text"><text:span text:style-name="T1">test_dir</text:span></text:span> y de todos los archivos y subdirectorios del directorio <text:span text:style-name="Source_20_Text"><text:span text:style-name="T1">test_dir</text:span></text:span>.</text:p>
      <text:p text:style-name="P3">También existe un comando <text:span text:style-name="Source_20_Text"><text:span text:style-name="T1">chown</text:span></text:span> que se puede utilizar para cambiar al usuario propietario de un archivo o directorio. Sin embargo, este comando lo puede utilizar solamente el usuario root. Los usuarios normales no pueden «dar» sus archivos a otro usuario.</text:p>
      <text:h text:style-name="Heading_20_2" text:outline-level="2">13.4 Iniciar Sesión como Root</text:h>
      <text:p text:style-name="P3">Hay muchas formas de ejecutar un comando que requiere privilegios de administrador o root. Como ya se mencionó, iniciar sesión en el sistema como usuario root te permite ejecutar los comandos como administrador. Esto es potencialmente peligroso porque se te puede olvidar que estás registrado como root y ejecutar un comando que podría causar problemas en el sistema. Como resultado, se recomienda no iniciar sesión como usuario root directamente.</text:p>
      <text:p text:style-name="P3">Porque usar la cuenta root es potencialmente peligrosa, sólo debe ejecutar comandos como root si se necesitan privilegios administrativos. Si la cuenta root está desactivada, tal como sucede en la distribución de Ubuntu, entonces los comandos administrativos pueden ser ejecutados utilizando el comando <text:span text:style-name="Source_20_Text"><text:span text:style-name="T1">sudo</text:span></text:span>. Si la cuenta de root está activada, un usuario normal puede ejecutar el comando <text:span text:style-name="Source_20_Text"><text:span text:style-name="T1">su</text:span></text:span> para cambiar a la cuenta root.</text:p>
      <text:p text:style-name="P3">Cuando inicias sesión en el sistema directamente como root para ejecutar comandos, todo acerca de tu sesión se ejecuta como usuario root. Si utilizas el entorno gráfico, esto es especialmente peligroso <text:soft-page-break/>ya que el proceso de inicio de sesión gráfico se compone de muchos ejecutables diferentes (programas que se ejecutan durante el inicio de sesión). Cada programa que se ejecuta como usuario root representa una amenaza mayor que un proceso ejecutado como un usuario estándar, ya que tales programas tendrían permisos para hacer casi cualquier cosa, mientras que los programas de usuario estándar son muy restringidos en lo que pueden hacer.</text:p>
      <text:p text:style-name="P3">El otro peligro potencial con el inicio de sesión en el sistema como root es que una persona que hace esto puede olvidarse cerrar la sesión para hacer su trabajo no administrativo. Esto significa que los programas como navegadores, clientes de correo electrónico, etc. se ejecutarían como usuario root sin restricciones en lo que podrían hacer. El hecho de que varias distribuciones de Linux, particularmente Ubuntu, no permiten a los usuarios iniciar sesión como usuario root debe ser una implicación suficiente que ésta no es la forma preferida para realizar las tareas administrativas.</text:p>
      <text:h text:style-name="Heading_20_2" text:outline-level="2">13.5 Usando el Comando su</text:h>
      <text:p text:style-name="P3">El comando <text:span text:style-name="Source_20_Text"><text:span text:style-name="T1">su</text:span></text:span> te permite ejecutar el shell como un usuario diferente. Por defecto, si no se especifica una cuenta de usuario, el comando <text:span text:style-name="Source_20_Text"><text:span text:style-name="T1">su</text:span></text:span> abre un nuevo shell como usuario root. Aunque el comando <text:span text:style-name="Source_20_Text"><text:span text:style-name="T1">su</text:span></text:span> es más frecuentemente usado para cambiar al usuario root, también puede cambiar a otros usuarios.</text:p>
      <text:p text:style-name="P3">Una opción común que se utiliza con el comando <text:span text:style-name="Source_20_Text"><text:span text:style-name="T1">su</text:span></text:span> es la opción <text:span text:style-name="Source_20_Text"><text:span text:style-name="T1">-l</text:span></text:span>, que hace que el nuevo shell sea un shell de inicio de sesión. Utilizando el comando <text:span text:style-name="Source_20_Text"><text:span text:style-name="T1">su</text:span></text:span> con una opción de shell de inicio de sesión es a menudo importante para asegurar que cualquier comando ejecutado se ejecute correctamente, ya que el shell del inicio de sesión configura totalmente el nuevo shell con la configuración del nuevo usuario. Un non-login shell sólo cambia el UID, pero no conecta al usuario completamente. La opción <text:span text:style-name="Source_20_Text"><text:span text:style-name="T1">-l</text:span></text:span> puede ser abreviada simplemente como <text:span text:style-name="Source_20_Text"><text:span text:style-name="T1">-</text:span></text:span> o deletreada como <text:span text:style-name="Source_20_Text"><text:span text:style-name="T1">--login</text:span></text:span>.</text:p>
      <text:p text:style-name="P3">Ya que la cuenta root se utiliza de forma predeterminada con el comando <text:span text:style-name="Source_20_Text"><text:span text:style-name="T1">su</text:span></text:span>, los siguientes dos comandos son maneras equivalentes de iniciar un shell como usuario root:</text:p>
      <text:p text:style-name="P2">su - root</text:p>
      <text:p text:style-name="P5">su -</text:p>
      <text:p text:style-name="P3">Después de presionar <text:span text:style-name="Strong_20_Emphasis">Entrar</text:span> para ejecutar uno de estos comandos, el usuario debe proporcionar la contraseña del usuario root para iniciar el shell como usuario root. Si no sabes la contraseña de la cuenta a la que te estás moviendo, entonces el comando <text:span text:style-name="Source_20_Text"><text:span text:style-name="T1">su</text:span></text:span> fallará.</text:p>
      <text:p text:style-name="P3">Después de usar el shell iniciado con el comando <text:span text:style-name="Source_20_Text"><text:span text:style-name="T1">su</text:span></text:span> para realizar las tareas administrativas necesarias, vuelve a tu shell original (y a la cuenta de usuario original) mediante el comando <text:span text:style-name="Source_20_Text"><text:span text:style-name="T1">exit</text:span></text:span>.</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su - <text:s text:c="51"/></text:p>
      <text:p text:style-name="P6">Password: <text:s text:c="68"/></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id <text:s text:c="57"/></text:p>
      <text:p text:style-name="P6">uid=0(root) gid=0(root) groups=0(root) <text:s text:c="39"/></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exit <text:s text:c="55"/></text:p>
      <text:p text:style-name="P6">logout <text:s text:c="71"/></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id <text:s text:c="53"/></text:p>
      <text:p text:style-name="P6">uid=1001(sysadmin) gid=1001(sysadmin) groups=1001(sysadmin),4(adm),27(sudo) <text:s text:c="2"/></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h text:style-name="P11" text:outline-level="2"><text:soft-page-break/>13.6 Utilizando el comando sudo</text:h>
      <text:p text:style-name="P3">En las distribuciones que no permiten que el usuario root acceda directamente o a través del comando <text:span text:style-name="Source_20_Text"><text:span text:style-name="T1">su</text:span></text:span>, el proceso de instalación configura automáticamente una cuenta de usuario para poder utilizar el comando <text:span text:style-name="Source_20_Text"><text:span text:style-name="T1">sudo</text:span></text:span> para ejecutar los comandos como si fueran ejecutados por el usuario root.</text:p>
      <text:p text:style-name="P3">Igual que el comando <text:span text:style-name="Source_20_Text"><text:span text:style-name="T1">su</text:span></text:span>, el comando <text:span text:style-name="Source_20_Text"><text:span text:style-name="T1">sudo</text:span></text:span> asume por defecto que la cuenta del usuario root debe utilizarse para ejecutar comandos; para especificar una cuenta de usuario diferente, utiliza la opción <text:span text:style-name="Source_20_Text"><text:span text:style-name="T1">-u</text:span></text:span>.</text:p>
      <text:p text:style-name="P3">Cuando utilizas el comando <text:span text:style-name="Source_20_Text"><text:span text:style-name="T1">sudo</text:span></text:span> para ejecutar un comando como usuario root, el comando pedirá la contraseña del usuario (no la del usuario root). Esta es una característica de seguridad que impide el acceso root no autorizados si el usuario deja su computadora desatendido. El prompt de la contraseña no aparecerá de nuevo mientras el usuario continúa ejecutando comandos <text:span text:style-name="Source_20_Text"><text:span text:style-name="T1">sudo</text:span></text:span> con menos de cinco minutos de diferencia.</text:p>
      <text:p text:style-name="P3">Utilizar el comando <text:span text:style-name="Source_20_Text"><text:span text:style-name="T1">sudo</text:span></text:span> para ejecutar un comando de administración resultará en una entrada en un archivo de registro. Esta entrada incluye el nombre de usuario que ejecuta el comando, el comando ejecutado y la fecha y hora cuando se ejecutó el comando. Esto permite mayor rendición de cuentas en comparación con un sistema donde muchos usuarios saben la contraseña de root y pueden entrar directamente como root o usar el comando <text:span text:style-name="Source_20_Text"><text:span text:style-name="T1">su</text:span></text:span> para ejecutar los comandos como el usuario root.</text:p>
      <text:p text:style-name="P3">Puedes utilizar el comando <text:span text:style-name="Source_20_Text"><text:span text:style-name="T1">sudo</text:span></text:span> para ejecutar un comando que requiera privilegios de root. Por ejemplo, es necesario ser un usuario root para poder ver el archivo <text:span text:style-name="Source_20_Text"><text:span text:style-name="T1">/etc/shadow</text:span></text:span>. El comando <text:span text:style-name="Source_20_Text"><text:span text:style-name="T1">sudo head /etc/shadow</text:span></text:span> ejecuta el comando <text:span text:style-name="Source_20_Text"><text:span text:style-name="T1">head</text:span></text:span> como un usuario root:</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head /etc/shadow <text:s text:c="39"/></text:p>
      <text:p text:style-name="P6">head: cannot open `/etc/shadow' for reading: Permission denied <text:s text:c="15"/></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sudo head /etc/shadow <text:s text:c="34"/></text:p>
      <text:p text:style-name="P6">[sudo] password for sysadmin: <text:s text:c="48"/></text:p>
      <text:p text:style-name="P6">root:$6$4Yga95H9$8HbxqsMEIBTZ0YomlMffYCV9VE1SQ4T2H3SHXw41M02SQtfAdDVE9mqGp2hr20q</text:p>
      <text:p text:style-name="P6">.ZuncJpLyWkYwQdKlSJyS8.:16464:0:99999:7::: <text:s text:c="35"/></text:p>
      <text:p text:style-name="P6">daemon:*:16463:0:99999:7::: <text:s text:c="50"/></text:p>
      <text:p text:style-name="P6">bin:*:16463:0:99999:7::: <text:s text:c="53"/></text:p>
      <text:p text:style-name="P6">sys:*:16463:0:99999:7::: <text:s text:c="53"/></text:p>
      <text:p text:style-name="P6">sync:*:16463:0:99999:7::: <text:s text:c="52"/></text:p>
      <text:p text:style-name="P6">games:*:16463:0:99999:7::: <text:s text:c="51"/></text:p>
      <text:p text:style-name="P6">man:*:16463:0:99999:7::: <text:s text:c="53"/></text:p>
      <text:p text:style-name="P6">lp:*:16463:0:99999:7::: <text:s text:c="54"/></text:p>
      <text:p text:style-name="P6">mail:*:16463:0:99999:7::: <text:s text:c="52"/></text:p>
      <text:p text:style-name="P6">news:*:16463:0:99999:7::: <text:s text:c="52"/></text:p>
      <text:p text:style-name="P1"><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22">Una gran ventaja por usar <text:span text:style-name="Source_20_Text"><text:span text:style-name="T1">sudo</text:span></text:span> para ejecutar los comandos administrativos es que reduce el riesgo de que un usuario accidentalmente ejecute un comando como root. La intención de ejecutar un comando es clara; el comando se ejecuta como root si tiene como prefijo el comando <text:span text:style-name="Source_20_Text"><text:span text:style-name="T1">sudo</text:span></text:span>. De lo contrario, se ejecuta el comando como un usuario normal.</text:p>
      <text:p text:style-name="P22"/>
      <text:p text:style-name="P22"/>
      <text:h text:style-name="P11" text:outline-level="2"><text:soft-page-break/>13.6.1 Configurar el Comando sudo</text:h>
      <text:p text:style-name="P3">Si el comando <text:span text:style-name="Source_20_Text"><text:span text:style-name="T1">sudo</text:span></text:span> no es configurado automáticamente durante la instalación, se puede configurar manualmente después de la instalación. Inicialmente, esto requerirá iniciar sesión como usuario root (o usando el comando <text:span text:style-name="Source_20_Text"><text:span text:style-name="T1">su</text:span></text:span> para cambiar a la cuenta de root), pero después de su configuración, los usuarios especificados podrán ejecutar los comandos <text:span text:style-name="Source_20_Text"><text:span text:style-name="T1">sudo</text:span></text:span>. Puedes configurar el acceso al comando <text:span text:style-name="Source_20_Text"><text:span text:style-name="T1">sudo</text:span></text:span> ejecutando el comando <text:span text:style-name="Source_20_Text"><text:span text:style-name="T1">visudo</text:span></text:span>.</text:p>
      <text:p text:style-name="P3">El comando <text:span text:style-name="Source_20_Text"><text:span text:style-name="T1">visudo</text:span></text:span> te pasa al programa editor, por defecto el editor <text:span text:style-name="Source_20_Text"><text:span text:style-name="T1">vi</text:span></text:span> (o <text:span text:style-name="Source_20_Text"><text:span text:style-name="T1">vim</text:span></text:span>) en la mayoría de los sistemas, el que puede ser un reto para los usuarios principiantes Linux. Para configurar otro editor, exporta la variable <text:span text:style-name="Source_20_Text"><text:span text:style-name="T1">EDITOR</text:span></text:span> con el valor del editor que prefieres. Por ejemplo, para usar el editor <text:span text:style-name="Source_20_Text"><text:span text:style-name="T1">gedit</text:span></text:span> en vez de <text:span text:style-name="Source_20_Text"><text:span text:style-name="T1">vi</text:span></text:span>/<text:span text:style-name="Source_20_Text"><text:span text:style-name="T1">vim</text:span></text:span>, ejecutarías el comando <text:span text:style-name="Source_20_Text"><text:span text:style-name="T1">export EDITOR=gedit</text:span></text:span> antes de ejecutar el comando <text:span text:style-name="Source_20_Text"><text:span text:style-name="T1">visudo</text:span></text:span>.</text:p>
      <text:p text:style-name="P3">Utilizando el comando <text:span text:style-name="Source_20_Text"><text:span text:style-name="T1">visudo</text:span></text:span> se abrirá el archivo de configuración <text:span text:style-name="Source_20_Text"><text:span text:style-name="T1">/etc/sudoers</text:span></text:span> para editar. Configuraciones avanzadas del comando <text:span text:style-name="Source_20_Text"><text:span text:style-name="T1">sudo</text:span></text:span> se pueden realizar a través de este archivo, pero están más allá del alcance de este curso. Básicamente, en este archivo se realizan las entradas para especificar qué usuario (usuarios) y en cuáles de las máquinas pueden utilizar el comando <text:span text:style-name="Source_20_Text"><text:span text:style-name="T1">sudo</text:span></text:span> para ejecutar los comandos como otro usuario.</text:p>
      <text:p text:style-name="P3">Esta entrada predeterminada...</text:p>
      <text:p text:style-name="P1">root <text:s text:c="3"/>ALL=(ALL) <text:s text:c="6"/>ALL</text:p>
      <text:p text:style-name="P3">...se puede leer como, «el usuario root puede actuar como TODOS los usuarios en TODAS las máquina para ejecutar TODOS los comandos.» Para que un usuario como el <text:span text:style-name="Source_20_Text"><text:span text:style-name="T1">sysadmin</text:span></text:span> ejecute todos los comandos como todos los usuarios utilizando el comando <text:span text:style-name="Source_20_Text"><text:span text:style-name="T1">sudo</text:span></text:span>, podría añadirse una entrada similar a la siguiente:</text:p>
      <text:p text:style-name="P1">sysadmin ALL=(ALL) ALL</text:p>
      <text:h text:style-name="P11" text:outline-level="2">13.7 Utilizando el Comando who</text:h>
      <text:p text:style-name="P3">El comando <text:span text:style-name="Source_20_Text"><text:span text:style-name="T1">who</text:span></text:span> muestra una lista de usuarios que están conectados actualmente en el sistema, desde dónde están conectados y cuándo iniciaron sesión. Mediante el uso de opciones este comando puede mostrar información como el <text:span text:style-name="Variable">nivel de ejecución</text:span> actual (un estado funcional de la computadora) y la hora del arranque del sistema.</text:p>
      <text:p text:style-name="P3">Por ejemplo:</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who</text:p>
      <text:p text:style-name="P6">root <text:s text:c="11"/>tty2 <text:s text:c="7"/>2013-10-11 10:00</text:p>
      <text:p text:style-name="P6">sysadmin <text:s text:c="7"/>tty1 <text:s text:c="7"/>2013-10-11 09:58 (:0)</text:p>
      <text:p text:style-name="P6">sysadmin <text:s text:c="7"/>pts/0 <text:s text:c="6"/>2013-10-11 09:59 (:0.0)</text:p>
      <text:p text:style-name="P5">sysadmin <text:s text:c="7"/>pts/1 <text:s text:c="6"/>2013-10-11 10:00 (example.com)</text:p>
      <text:p text:style-name="P3">La tabla siguiente describe la salida del comando <text:span text:style-name="Source_20_Text"><text:span text:style-name="T1">who</text:span></text:span>:</text:p>
      <text:p text:style-name="P3"/>
      <text:p text:style-name="P3"><text:soft-pag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10">Columna</text:p>
            </table:table-cell>
            <table:table-cell table:style-name="Tabla4.A1" office:value-type="string">
              <text:p text:style-name="P10">Ejemplo</text:p>
            </table:table-cell>
            <table:table-cell table:style-name="Tabla4.A1" office:value-type="string">
              <text:p text:style-name="P10">Descripción</text:p>
            </table:table-cell>
          </table:table-row>
        </table:table-header-rows>
        <table:table-row>
          <table:table-cell table:style-name="Tabla4.A2" office:value-type="string">
            <text:p text:style-name="P7">username</text:p>
          </table:table-cell>
          <table:table-cell table:style-name="Tabla4.A2" office:value-type="string">
            <text:p text:style-name="P7"><text:span text:style-name="Source_20_Text"><text:span text:style-name="T1">root</text:span></text:span></text:p>
          </table:table-cell>
          <table:table-cell table:style-name="Tabla4.A2" office:value-type="string">
            <text:p text:style-name="P7">Esta columna indica el nombre del usuario que inició la sesión. Ten en cuenta que por "sesión" nos referimos a «cualquier proceso de inicio de sesión y cualquier ventana de la terminal abierta».</text:p>
          </table:table-cell>
        </table:table-row>
        <table:table-row>
          <table:table-cell table:style-name="Tabla4.A2" office:value-type="string">
            <text:p text:style-name="P7">terminal</text:p>
          </table:table-cell>
          <table:table-cell table:style-name="Tabla4.A2" office:value-type="string">
            <text:p text:style-name="P7"><text:span text:style-name="Source_20_Text"><text:span text:style-name="T1">tty2</text:span></text:span></text:p>
          </table:table-cell>
          <table:table-cell table:style-name="Tabla4.A2" office:value-type="string">
            <text:p text:style-name="P8">Esta columna indica en qué ventana de terminal está trabajando el usuario.</text:p>
            <text:p text:style-name="P8">Si el nombre de la terminal inicia con <text:span text:style-name="Source_20_Text"><text:span text:style-name="T1">tty</text:span></text:span> , entonces esto es una indicación de un inicio de sesión local, está es una terminal de línea de comandos regular.</text:p>
            <text:p text:style-name="P8">Si el nombre de la terminal inicia con <text:span text:style-name="Source_20_Text"><text:span text:style-name="T1">pts</text:span></text:span>, entonces esto indica que el usuario está usando una pseudo terminal o corriendo un proceso que actúa como la terminal. Esto puede significar que el usuario tiene una aplicación de terminal corriendo en X Windows, como <text:span text:style-name="Source_20_Text"><text:span text:style-name="T1">gnome-terminal</text:span></text:span> o <text:span text:style-name="Source_20_Text"><text:span text:style-name="T1">xterm</text:span></text:span> o pueden haber usado un protocolo de red para conectarse al sistema, como <text:span text:style-name="Source_20_Text"><text:span text:style-name="T1">ssh</text:span></text:span> o <text:span text:style-name="Source_20_Text"><text:span text:style-name="T1">telnet</text:span></text:span>.</text:p>
          </table:table-cell>
        </table:table-row>
        <table:table-row>
          <table:table-cell table:style-name="Tabla4.A2" office:value-type="string">
            <text:p text:style-name="P7">date</text:p>
          </table:table-cell>
          <table:table-cell table:style-name="Tabla4.A2" office:value-type="string">
            <text:p text:style-name="P7"><text:span text:style-name="Source_20_Text"><text:span text:style-name="T1">2013-10-11 10:00 (example.com)</text:span></text:span></text:p>
          </table:table-cell>
          <table:table-cell table:style-name="Tabla4.A2" office:value-type="string">
            <text:p text:style-name="P19">l</text:p>
            <text:p text:style-name="P8">Esto indica cuándo inició sesión el usuario.</text:p>
            <text:p text:style-name="P8">Después de la fecha y la hora en que el usuario inició sesión en el sistema, puede aparecer alguna información de localización.</text:p>
            <text:p text:style-name="P8">Si la información de localización contiene un nombre de host, nombre de dominio o dirección IP, entonces el usuario inició sesión remotamente.</text:p>
            <text:p text:style-name="P8">Si hay dos puntos y un número, entonces esto indica que han hecho un inicio de sesión gráfico local.</text:p>
            <text:p text:style-name="P8">Si no se muestra información de localización en la última columna, entonces esto significa que el usuario inició sesión mediante un proceso de línea de comandos local.</text:p>
          </table:table-cell>
        </table:table-row>
      </table:table>
      <text:p text:style-name="P3">Si quieres visualizar la información sobre el estado del sistema, el comando <text:span text:style-name="Source_20_Text"><text:span text:style-name="T1">who</text:span></text:span> puede hacerlo utilizando varias opciones. Por ejemplo, la opción <text:span text:style-name="Source_20_Text"><text:span text:style-name="T1">-b</text:span></text:span> mostrará la última vez que el sistema se inició (fue arrancado) y la opción <text:span text:style-name="Source_20_Text"><text:span text:style-name="T1">-r</text:span></text:span> mostrará el tiempo en el cual el sistema haya alcanzado un cierto nivel ejecución:</text:p>
      <text:p text:style-name="P2"><text:soft-page-break/><text:span text:style-name="Strong_20_Emphasis"><text:span text:style-name="T2">sysadmin@localhost</text:span></text:span><text:span text:style-name="Strong_20_Emphasis">:</text:span><text:span text:style-name="Strong_20_Emphasis"><text:span text:style-name="T3">~</text:span></text:span><text:span text:style-name="Strong_20_Emphasis">$</text:span> who -b -r</text:p>
      <text:p text:style-name="P6"><text:s text:c="9"/>system boot <text:s text:c="3"/>2013-10-11 09:54</text:p>
      <text:p text:style-name="P5"><text:s text:c="9"/>run-level 5 <text:s text:c="3"/>2013-10-11 09:54</text:p>
      <text:p text:style-name="P3"/>
      <text:h text:style-name="P11" text:outline-level="2">13.8 Usando el Comando w</text:h>
      <text:p text:style-name="P3">El comando <text:span text:style-name="Source_20_Text"><text:span text:style-name="T1">w</text:span></text:span> proporciona una lista más detallada sobre los usuarios que actualmente están en el sistema que el comando <text:span text:style-name="Source_20_Text"><text:span text:style-name="T1">who</text:span></text:span>. También proporciona un resumen del estado del sistema. Por ejemplo:</text:p>
      <text:p text:style-name="P2"><text:span text:style-name="Strong_20_Emphasis"><text:span text:style-name="T2">sysadmin@localhost</text:span></text:span><text:span text:style-name="Strong_20_Emphasis">:</text:span><text:span text:style-name="Strong_20_Emphasis"><text:span text:style-name="T3">~</text:span></text:span><text:span text:style-name="Strong_20_Emphasis">$</text:span> w</text:p>
      <text:p text:style-name="P6"><text:s/>10:44:03 up 50 min, <text:s/>4 users, <text:s/>load average: 0.78, 0.44, 0.19</text:p>
      <text:p text:style-name="P6">USER <text:s text:c="11"/>TTY <text:s text:c="4"/>FROM <text:s text:c="7"/>LOGIN@ <text:s text:c="2"/>IDLE <text:s text:c="6"/>JCPU <text:s text:c="3"/>PCPU <text:s text:c="3"/>WHAT</text:p>
      <text:p text:style-name="P6">root <text:s text:c="11"/>tty2 <text:s text:c="3"/>- <text:s text:c="10"/>10:00 <text:s text:c="3"/>43:44 <text:s text:c="5"/>0.01s <text:s text:c="2"/>0.01s <text:s text:c="2"/>-bash</text:p>
      <text:p text:style-name="P6">sysadmin <text:s text:c="7"/>tty1 <text:s text:c="3"/>:0 <text:s text:c="9"/>09:58 <text:s text:c="3"/>50:02 <text:s text:c="5"/>5.68s <text:s text:c="2"/>0.16s <text:s text:c="2"/>pam: gdm-password</text:p>
      <text:p text:style-name="P6">sysadmin <text:s text:c="7"/>pts/0 <text:s text:c="2"/>:0.0 <text:s text:c="7"/>09:59 <text:s text:c="3"/>0.00s <text:s text:c="5"/>0.14s <text:s text:c="2"/>0.13s <text:s text:c="2"/>ssh 192.168.1.2</text:p>
      <text:p text:style-name="P5">sysadmin <text:s text:c="7"/>pts/1 <text:s text:c="2"/>example.com 10:00 <text:s text:c="3"/>0.00s <text:s text:c="5"/>0.03s <text:s text:c="2"/>0.01s <text:s text:c="2"/>w</text:p>
      <text:p text:style-name="P3">La primera línea de la salida del comando <text:span text:style-name="Source_20_Text"><text:span text:style-name="T1">w</text:span></text:span> es idéntica a la comando <text:span text:style-name="Source_20_Text"><text:span text:style-name="T1">uptime</text:span></text:span>. Muestra la hora actual, cuánto tiempo el sistema ha estado funcionando, el número total de inicios de sesión actuales (usuarios) y el promedio de la carga en el sistema en los últimos 1, 5 y 15 minutos. El <text:span text:style-name="Variable">promedio de carga</text:span> es el uso de la CPU donde un valor de 100 significaría un uso completo de la CPU durante ese periodo de tiempo.</text:p>
      <text:p text:style-name="P3">La tabla siguiente describe el resto de la salida del comando <text:span text:style-name="Source_20_Text"><text:span text:style-name="T1">w</text:span></text:span>:</text:p>
      <text:p text:style-name="P22"/>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10">Column</text:p>
            </table:table-cell>
            <table:table-cell table:style-name="Tabla5.A1" office:value-type="string">
              <text:p text:style-name="P10">Ejemplo</text:p>
            </table:table-cell>
            <table:table-cell table:style-name="Tabla5.A1" office:value-type="string">
              <text:p text:style-name="P10">Descipción</text:p>
            </table:table-cell>
          </table:table-row>
        </table:table-header-rows>
        <table:table-row>
          <table:table-cell table:style-name="Tabla5.A2" office:value-type="string">
            <text:p text:style-name="P7"><text:span text:style-name="Source_20_Text"><text:span text:style-name="T1">USER</text:span></text:span></text:p>
          </table:table-cell>
          <table:table-cell table:style-name="Tabla5.A2" office:value-type="string">
            <text:p text:style-name="P7"><text:span text:style-name="Source_20_Text"><text:span text:style-name="T1">root</text:span></text:span></text:p>
          </table:table-cell>
          <table:table-cell table:style-name="Tabla5.A2" office:value-type="string">
            <text:p text:style-name="P7">Esta columna indica el nombre del usuario que inició la sesión.</text:p>
          </table:table-cell>
        </table:table-row>
        <table:table-row>
          <table:table-cell table:style-name="Tabla5.A2" office:value-type="string">
            <text:p text:style-name="P7"><text:span text:style-name="Source_20_Text"><text:span text:style-name="T1">TTY</text:span></text:span></text:p>
          </table:table-cell>
          <table:table-cell table:style-name="Tabla5.A2" office:value-type="string">
            <text:p text:style-name="P7"><text:span text:style-name="Source_20_Text"><text:span text:style-name="T1">tty2</text:span></text:span></text:p>
          </table:table-cell>
          <table:table-cell table:style-name="Tabla5.A2" office:value-type="string">
            <text:p text:style-name="P7">Esta columna indica en qué ventana de terminal el usuario está trabajando.</text:p>
          </table:table-cell>
        </table:table-row>
        <table:table-row>
          <table:table-cell table:style-name="Tabla5.A2" office:value-type="string">
            <text:p text:style-name="P7"><text:span text:style-name="Source_20_Text"><text:span text:style-name="T1">FROM</text:span></text:span></text:p>
          </table:table-cell>
          <table:table-cell table:style-name="Tabla5.A2" office:value-type="string">
            <text:p text:style-name="P7"><text:span text:style-name="Source_20_Text"><text:span text:style-name="T1">example.com</text:span></text:span></text:p>
          </table:table-cell>
          <table:table-cell table:style-name="Tabla5.A2" office:value-type="string">
            <text:p text:style-name="P7">Desde dónde inició sesión el usuario.</text:p>
          </table:table-cell>
        </table:table-row>
        <table:table-row>
          <table:table-cell table:style-name="Tabla5.A2" office:value-type="string">
            <text:p text:style-name="P7"><text:span text:style-name="Source_20_Text"><text:span text:style-name="T1">LOGIN@</text:span></text:span></text:p>
          </table:table-cell>
          <table:table-cell table:style-name="Tabla5.A2" office:value-type="string">
            <text:p text:style-name="P7"><text:span text:style-name="Source_20_Text"><text:span text:style-name="T1">10:00</text:span></text:span></text:p>
          </table:table-cell>
          <table:table-cell table:style-name="Tabla5.A2" office:value-type="string">
            <text:p text:style-name="P7">Cuándo inició sesión el usuario.</text:p>
          </table:table-cell>
        </table:table-row>
        <table:table-row>
          <table:table-cell table:style-name="Tabla5.A2" office:value-type="string">
            <text:p text:style-name="P7"><text:span text:style-name="Source_20_Text"><text:span text:style-name="T1">IDLE</text:span></text:span></text:p>
          </table:table-cell>
          <table:table-cell table:style-name="Tabla5.A2" office:value-type="string">
            <text:p text:style-name="P7"><text:span text:style-name="Source_20_Text"><text:span text:style-name="T1">43:44</text:span></text:span></text:p>
          </table:table-cell>
          <table:table-cell table:style-name="Tabla5.A2" office:value-type="string">
            <text:p text:style-name="P7">Cuánto tiempo el usuario ha estado inactivo desde la ejecución del último comando.</text:p>
          </table:table-cell>
        </table:table-row>
        <table:table-row>
          <table:table-cell table:style-name="Tabla5.A2" office:value-type="string">
            <text:p text:style-name="P7"><text:span text:style-name="Source_20_Text"><text:span text:style-name="T1">JCPU</text:span></text:span></text:p>
          </table:table-cell>
          <table:table-cell table:style-name="Tabla5.A2" office:value-type="string">
            <text:p text:style-name="P7"><text:span text:style-name="Source_20_Text"><text:span text:style-name="T1">0.01s</text:span></text:span></text:p>
          </table:table-cell>
          <table:table-cell table:style-name="Tabla5.A2" office:value-type="string">
            <text:p text:style-name="P7">El tiempo total de cpu (<text:span text:style-name="Source_20_Text"><text:span text:style-name="T1">s</text:span></text:span>=segundos) utilizado por todos los procesos (programas) ejecutados desde el inicio de sesión.</text:p>
          </table:table-cell>
        </table:table-row>
        <table:table-row>
          <table:table-cell table:style-name="Tabla5.A2" office:value-type="string">
            <text:p text:style-name="P7"><text:span text:style-name="Source_20_Text"><text:span text:style-name="T1">PCPU</text:span></text:span></text:p>
          </table:table-cell>
          <table:table-cell table:style-name="Tabla5.A2" office:value-type="string">
            <text:p text:style-name="P7"><text:span text:style-name="Source_20_Text"><text:span text:style-name="T1">0.01s</text:span></text:span></text:p>
          </table:table-cell>
          <table:table-cell table:style-name="Tabla5.A2" office:value-type="string">
            <text:p text:style-name="P7">El tiempo total de cpu para el proceso actual.</text:p>
          </table:table-cell>
        </table:table-row>
        <table:table-row>
          <table:table-cell table:style-name="Tabla5.A2" office:value-type="string">
            <text:p text:style-name="P7"><text:span text:style-name="Source_20_Text"><text:span text:style-name="T1">WHAT</text:span></text:span></text:p>
          </table:table-cell>
          <table:table-cell table:style-name="Tabla5.A2" office:value-type="string">
            <text:p text:style-name="P7"><text:span text:style-name="Source_20_Text"><text:span text:style-name="T1">-bash</text:span></text:span></text:p>
          </table:table-cell>
          <table:table-cell table:style-name="Tabla5.A2" office:value-type="string">
            <text:p text:style-name="P16">El proceso actual que está ejecutando el usuario.</text:p>
          </table:table-cell>
        </table:table-row>
      </table:table>
      <text:p text:style-name="P2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4:00:44.251438117</meta:creation-date>
    <meta:generator>LibreOffice/24.2.0.3$Linux_X86_64 LibreOffice_project/da48488a73ddd66ea24cf16bbc4f7b9c08e9bea1</meta:generator>
    <dc:date>2024-02-27T15:49:46.111429581</dc:date>
    <meta:editing-duration>PT44M4S</meta:editing-duration>
    <meta:editing-cycles>3</meta:editing-cycles>
    <meta:document-statistic meta:table-count="5" meta:image-count="0" meta:object-count="0" meta:page-count="17" meta:paragraph-count="319" meta:word-count="5076" meta:character-count="35376" meta:non-whitespace-character-count="27839"/>
  </office:meta>
</office:document-meta>
</file>